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LEONTIEF 1</text:p>
          </table:table-cell>
          <table:table-cell table:number-columns-repeated="7"/>
        </table:table-row>
        <table:table-row table:style-name="ro2" table:number-rows-repeated="7">
          <table:table-cell table:number-columns-repeated="8"/>
        </table:table-row>
        <table:table-row table:style-name="ro2">
          <table:table-cell/>
          <table:table-cell office:value-type="string" calcext:value-type="string">
            <text:p>Matriz Tecnológica (FILAS COMPRAS, COLUMNAS CONSUMO)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ECTOR 1</text:p>
          </table:table-cell>
          <table:table-cell office:value-type="string" calcext:value-type="string">
            <text:p>SECTOR 2</text:p>
          </table:table-cell>
          <table:table-cell office:value-type="string" calcext:value-type="string">
            <text:p>SECTOR 3</text:p>
          </table:table-cell>
          <table:table-cell/>
          <table:table-cell office:value-type="string" calcext:value-type="string">
            <text:p>DEMANDA FINAL</text:p>
          </table:table-cell>
          <table:table-cell office:value-type="string" calcext:value-type="string">
            <text:p>CAMBIO DEMANDA</text:p>
          </table:table-cell>
        </table:table-row>
        <table:table-row table:style-name="ro2">
          <table:table-cell/>
          <table:table-cell office:value-type="string" calcext:value-type="string">
            <text:p>SECTOR 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SECTOR 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SECTOR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I-T</text:p>
          </table:table-cell>
          <table:table-cell table:number-columns-repeated="6"/>
        </table:table-row>
        <table:table-row table:style-name="ro2">
          <table:table-cell table:number-columns-repeated="2"/>
          <table:table-cell table:number-matrix-columns-spanned="3" table:number-matrix-rows-spanned="3" table:formula="of:=[.C20:.E22]-[.C12:.E14]" office:value-type="float" office:value="0.7" calcext:value-type="float">
            <text:p>0,7</text:p>
          </table:table-cell>
          <table:table-cell office:value-type="float" office:value="-0.2" calcext:value-type="float">
            <text:p>-0,2</text:p>
          </table:table-cell>
          <table:table-cell office:value-type="float" office:value="-0.2" calcext:value-type="float">
            <text:p>-0,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-0.1" calcext:value-type="float">
            <text:p>-0,1</text:p>
          </table:table-cell>
          <table:table-cell office:value-type="float" office:value="0.6" calcext:value-type="float">
            <text:p>0,6</text:p>
          </table:table-cell>
          <table:table-cell office:value-type="float" office:value="-0.4" calcext:value-type="float">
            <text:p>-0,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(I-T)^-1</text:p>
          </table:table-cell>
          <table:table-cell table:number-columns-repeated="6"/>
        </table:table-row>
        <table:table-row table:style-name="ro2">
          <table:table-cell table:number-columns-repeated="2"/>
          <table:table-cell table:number-matrix-columns-spanned="3" table:number-matrix-rows-spanned="3" table:formula="of:=MINVERSE([.C27:.E29])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1111111111111" calcext:value-type="float">
            <text:p>1,11111111111111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/>
          <table:table-cell office:value-type="string" calcext:value-type="string">
            <text:p>x=(I-T)^-1 *d</text:p>
          </table:table-cell>
          <table:table-cell table:number-columns-repeated="2"/>
          <table:table-cell office:value-type="string" calcext:value-type="string">
            <text:p>TOTALES TRASPUESTO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table:number-matrix-columns-spanned="1" table:number-matrix-rows-spanned="3" table:formula="of:=MMULT([.C34:.E36];[.H12:.H14])" office:value-type="float" office:value="67.2222222222222" calcext:value-type="float">
            <text:p>67,2222222222222</text:p>
          </table:table-cell>
          <table:table-cell/>
          <table:table-cell table:number-matrix-columns-spanned="3" table:number-matrix-rows-spanned="1" table:formula="of:=TRANSPOSE([.C42:.C44])" office:value-type="float" office:value="67.2222222222222" calcext:value-type="float">
            <text:p>67,2222222222222</text:p>
          </table:table-cell>
          <table:table-cell office:value-type="float" office:value="90.8333333333333" calcext:value-type="float">
            <text:p>90,8333333333333</text:p>
          </table:table-cell>
          <table:table-cell office:value-type="float" office:value="44.4444444444444" calcext:value-type="float">
            <text:p>44,444444444444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.8333333333333" calcext:value-type="float">
            <text:p>90,833333333333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4.4444444444444" calcext:value-type="float">
            <text:p>44,4444444444444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/>
          <table:table-cell office:value-type="string" calcext:value-type="string">
            <text:p>Nueva Tabl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SECTOR 1</text:p>
          </table:table-cell>
          <table:table-cell office:value-type="string" calcext:value-type="string">
            <text:p>SECTOR 2</text:p>
          </table:table-cell>
          <table:table-cell office:value-type="string" calcext:value-type="string">
            <text:p>SECTOR 3</text:p>
          </table:table-cell>
          <table:table-cell office:value-type="string" calcext:value-type="string">
            <text:p>DEMANDA FINAL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OR 1</text:p>
          </table:table-cell>
          <table:table-cell table:formula="of:=[.C12]*[.$E$42]" office:value-type="float" office:value="20.1666666666667" calcext:value-type="float">
            <text:p>20,1666666666667</text:p>
          </table:table-cell>
          <table:table-cell table:formula="of:=[.D12]*[.$F$42]" office:value-type="float" office:value="18.1666666666667" calcext:value-type="float">
            <text:p>18,1666666666667</text:p>
          </table:table-cell>
          <table:table-cell table:formula="of:=[.E12]*[.$G$42]" office:value-type="float" office:value="8.88888888888889" calcext:value-type="float">
            <text:p>8,88888888888889</text:p>
          </table:table-cell>
          <table:table-cell table:number-matrix-columns-spanned="1" table:number-matrix-rows-spanned="3" table:formula="of:=[.H12:.H14]" office:value-type="float" office:value="20" calcext:value-type="float">
            <text:p>20</text:p>
          </table:table-cell>
          <table:table-cell table:number-matrix-columns-spanned="1" table:number-matrix-rows-spanned="3" table:formula="of:=[.C42:.C44]" office:value-type="float" office:value="67.2222222222222" calcext:value-type="float">
            <text:p>67,22222222222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OR 2</text:p>
          </table:table-cell>
          <table:table-cell table:formula="of:=[.C13]*[.$E$42]" office:value-type="float" office:value="6.72222222222222" calcext:value-type="float">
            <text:p>6,72222222222222</text:p>
          </table:table-cell>
          <table:table-cell table:formula="of:=[.D13]*[.$F$42]" office:value-type="float" office:value="36.3333333333333" calcext:value-type="float">
            <text:p>36,3333333333333</text:p>
          </table:table-cell>
          <table:table-cell table:formula="of:=[.E13]*[.$G$42]" office:value-type="float" office:value="17.7777777777778" calcext:value-type="float">
            <text:p>17,7777777777778</text:p>
          </table:table-cell>
          <table:table-cell office:value-type="float" office:value="30" calcext:value-type="float">
            <text:p>30</text:p>
          </table:table-cell>
          <table:table-cell office:value-type="float" office:value="90.8333333333333" calcext:value-type="float">
            <text:p>90,83333333333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TOR 3</text:p>
          </table:table-cell>
          <table:table-cell table:formula="of:=[.C14]*[.$E$42]" office:value-type="float" office:value="0" calcext:value-type="float">
            <text:p>0</text:p>
          </table:table-cell>
          <table:table-cell table:formula="of:=[.D14]*[.$F$42]" office:value-type="float" office:value="0" calcext:value-type="float">
            <text:p>0</text:p>
          </table:table-cell>
          <table:table-cell table:formula="of:=[.E14]*[.$G$42]" office:value-type="float" office:value="4.44444444444444" calcext:value-type="float">
            <text:p>4,44444444444444</text:p>
          </table:table-cell>
          <table:table-cell office:value-type="float" office:value="40" calcext:value-type="float">
            <text:p>40</text:p>
          </table:table-cell>
          <table:table-cell office:value-type="float" office:value="44.4444444444444" calcext:value-type="float">
            <text:p>44,44444444444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ROS</text:p>
          </table:table-cell>
          <table:table-cell table:formula="of:=[.C55]-SUM([.C51:.C53])" office:value-type="float" office:value="40.3333333333333" calcext:value-type="float">
            <text:p>40,3333333333333</text:p>
          </table:table-cell>
          <table:table-cell table:formula="of:=[.D55]-SUM([.D51:.D53])" office:value-type="float" office:value="36.3333333333333" calcext:value-type="float">
            <text:p>36,3333333333333</text:p>
          </table:table-cell>
          <table:table-cell table:formula="of:=[.E55]-SUM([.E51:.E53])" office:value-type="float" office:value="13.3333333333333" calcext:value-type="float">
            <text:p>13,333333333333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number-matrix-columns-spanned="3" table:number-matrix-rows-spanned="1" table:formula="of:=[.E42:.G42]" office:value-type="float" office:value="67.2222222222222" calcext:value-type="float">
            <text:p>67,2222222222222</text:p>
          </table:table-cell>
          <table:table-cell office:value-type="float" office:value="90.8333333333333" calcext:value-type="float">
            <text:p>90,8333333333333</text:p>
          </table:table-cell>
          <table:table-cell office:value-type="float" office:value="44.4444444444444" calcext:value-type="float">
            <text:p>44,44444444444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1:04:00.451718445</meta:creation-date>
    <dc:date>2023-05-21T22:16:05.931070519</dc:date>
    <meta:editing-duration>PT20M1S</meta:editing-duration>
    <meta:editing-cycles>4</meta:editing-cycles>
    <meta:generator>LibreOffice/7.3.7.2$Linux_X86_64 LibreOffice_project/30$Build-2</meta:generator>
    <meta:document-statistic meta:table-count="1" meta:cell-count="95" meta:object-count="0"/>
  </office:meta>
</office:document-meta>
</file>